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top="0cm" fo:margin-bottom="0cm" fo:line-height="120%" fo:text-align="start" style:writing-mode="lr-tb"/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8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1" style:family="paragraph">
      <style:paragraph-properties fo:margin-top="0cm" fo:margin-bottom="0cm" fo:line-height="100%" fo:text-align="center" style:writing-mode="rl-tb"/>
    </style:style>
    <style:style style:name="P22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</text:span><text:span text:style-name="T2">Nissan</text:span></text:p>
              </text:list-item>
              <text:list-item>
                <text:p text:style-name="P3"><text:span text:style-name="T2">Version 3: Dr. Erel Segal-</text:span><text:span text:style-name="T2">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</text:span><text:span text:style-name="T3">variables (</text:span><text:span text:style-name="T4">in C and </text:span><text:span text:style-name="T4">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4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5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8" draw:layer="layout" svg:width="9.842cm" svg:height="4.612cm" svg:x="13.97cm" svg:y="13.794cm">
          <text:p text:style-name="P16"><text:span text:style-name="T31">// output</text:span></text:p>
          <text:p text:style-name="P17"><text:span text:style-name="T32">foo</text:span></text:p>
          <text:p text:style-name="P17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19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</text:span><text:span text:style-name="T33">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</text:span><text:span text:style-name="T4">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2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5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5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5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2" draw:layer="layout" svg:width="4.55cm" svg:height="3.174cm" svg:x="16.256cm" svg:y="14.986cm">
          <text:p text:style-name="P21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4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3"><text:span text:style-name="T41">mutable </text:span><text:span text:style-name="T42">means that a variable can be changed </text:span><text:span text:style-name="T42">by a const function (even if the object is const)</text:span></text:p>
              </text:list-item>
              <text:list-item>
                <text:p text:style-name="P23"><text:span text:style-name="T42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</text:span><text:span text:style-name="T4">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</text:span><text:span text:style-name="T4">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</text:span><text:span text:style-name="MT6">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1</meta:editing-cycles>
    <meta:print-date>1999-11-04T13:06:28</meta:print-date>
    <meta:creation-date>1999-10-10T10:49:40</meta:creation-date>
    <dc:date>2019-03-19T12:39:00.091830778</dc:date>
    <meta:editing-duration>P27DT17H39M18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